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200000080000144F00000896ABCBC4620063E8BF.svm" manifest:media-type=""/>
  <manifest:file-entry manifest:full-path="Pictures/100002010000058E000003FA237DFDF4AA3D81BD.png" manifest:media-type="image/png"/>
  <manifest:file-entry manifest:full-path="Pictures/100000000000014A000000ECF0519D03C0F70D2C.jpg" manifest:media-type="image/jpeg"/>
  <manifest:file-entry manifest:full-path="Pictures/100002010000058E000003D23CFB3A046B12D6D2.png" manifest:media-type="image/png"/>
  <manifest:file-entry manifest:full-path="Pictures/10000201000009620000073349BF04A19806EC62.png" manifest:media-type="image/pn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true" draw:auto-grow-width="false" fo:min-height="10.068cm" fo:min-width="0cm" fo:padding-top="0.13cm" fo:padding-bottom="0.13cm" fo:padding-left="0.25cm" fo:padding-right="0.25cm" fo:wrap-option="wrap" draw:shadow-color="#808080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orlage_5f_Impress_5f_Präsentation-title">
      <style:graphic-properties fo:min-height="5.159cm"/>
    </style:style>
    <style:style style:name="pr2" style:family="presentation" style:parent-style-name="Vorlage_5f_Impress_5f_Präsentation-notes">
      <style:graphic-properties draw:fill-color="#ffffff" draw:auto-grow-height="true" fo:min-height="13.364cm"/>
    </style:style>
    <style:style style:name="pr3" style:family="presentation" style:parent-style-name="Vorlage_5f_Impress_5f_Präsentation1-title">
      <style:graphic-properties draw:auto-grow-height="true" fo:min-height="2.545cm"/>
    </style:style>
    <style:style style:name="pr4" style:family="presentation" style:parent-style-name="Vorlage_5f_Impress_5f_Präsentation1-outline1">
      <style:graphic-properties fo:min-height="7.655cm"/>
    </style:style>
    <style:style style:name="pr5" style:family="presentation" style:parent-style-name="Vorlage_5f_Impress_5f_Präsentation1-notes">
      <style:graphic-properties draw:fill-color="#ffffff" draw:auto-grow-height="true" fo:min-height="13.364cm"/>
    </style:style>
    <style:style style:name="pr6" style:family="presentation" style:parent-style-name="Vorlage_5f_Impress_5f_Präsentation1-outline1">
      <style:graphic-properties fo:min-height="12.756cm"/>
    </style:style>
    <style:style style:name="pr7" style:family="presentation" style:parent-style-name="Vorlage_5f_Impress_5f_Präsentation1-notes">
      <style:graphic-properties draw:fill-color="#ffffff" fo:min-height="13.364cm"/>
    </style:style>
    <style:style style:name="pr8" style:family="presentation" style:parent-style-name="Vorlage_5f_Impress_5f_Präsentation1-title">
      <style:graphic-properties fo:min-height="2.545cm"/>
    </style:style>
    <style:style style:name="P1" style:family="paragraph">
      <style:paragraph-properties fo:text-align="justify"/>
    </style:style>
    <style:style style:name="P2" style:family="paragraph">
      <style:paragraph-properties fo:margin-left="0.493cm" fo:margin-right="0cm" fo:margin-top="0.176cm" fo:margin-bottom="0cm" fo:text-indent="-0.489cm" style:punctuation-wrap="simple" style:line-break="normal"/>
    </style:style>
    <style:style style:name="P3" style:family="paragraph">
      <style:paragraph-properties fo:margin-left="0.493cm" fo:margin-right="0cm" fo:margin-top="0.176cm" fo:margin-bottom="0cm" fo:text-align="start" fo:text-indent="-0.489cm" style:punctuation-wrap="simple" style:line-break="normal">
        <style:tab-stops>
          <style:tab-stop style:position="0cm"/>
          <style:tab-stop style:position="0.291cm"/>
          <style:tab-stop style:position="1.538cm"/>
          <style:tab-stop style:position="2.786cm"/>
          <style:tab-stop style:position="4.034cm"/>
          <style:tab-stop style:position="5.282cm"/>
          <style:tab-stop style:position="6.53cm"/>
          <style:tab-stop style:position="7.778cm"/>
          <style:tab-stop style:position="9.026cm"/>
          <style:tab-stop style:position="10.274cm"/>
          <style:tab-stop style:position="11.522cm"/>
          <style:tab-stop style:position="12.77cm"/>
          <style:tab-stop style:position="14.018cm"/>
          <style:tab-stop style:position="15.266cm"/>
          <style:tab-stop style:position="16.514cm"/>
          <style:tab-stop style:position="17.762cm"/>
          <style:tab-stop style:position="19.01cm"/>
          <style:tab-stop style:position="20.258cm"/>
          <style:tab-stop style:position="21.506cm"/>
          <style:tab-stop style:position="22.754cm"/>
          <style:tab-stop style:position="24.002cm"/>
          <style:tab-stop style:position="24.465cm"/>
          <style:tab-stop style:position="25.713cm"/>
          <style:tab-stop style:position="26.961cm"/>
          <style:tab-stop style:position="28.208cm"/>
          <style:tab-stop style:position="29.456cm"/>
        </style:tab-stops>
      </style:paragraph-properties>
    </style:style>
    <style:style style:name="P4" style:family="paragraph">
      <style:paragraph-properties fo:margin-left="0.493cm" fo:margin-right="0cm" fo:margin-top="0.176cm" fo:margin-bottom="0cm" fo:text-align="start" fo:text-indent="-0.489cm" style:punctuation-wrap="simple" style:line-break="normal"/>
    </style:style>
    <style:style style:name="P5" style:family="paragraph">
      <loext:graphic-properties draw:fill="none" draw:fill-color="#ffffff"/>
      <style:paragraph-properties style:writing-mode="lr-tb" style:font-independent-line-spacing="true"/>
    </style:style>
    <style:style style:name="P6" style:family="paragraph">
      <loext:graphic-properties draw:fill-color="#ffffff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</style:style>
    <style:style style:name="T1" style:family="text">
      <style:text-properties fo:font-size="22pt" fo:language="de" fo:country="DE" fo:font-weight="bold" style:font-size-asian="22pt" style:font-weight-asian="bold" style:font-size-complex="22pt" style:font-weight-complex="bold"/>
    </style:style>
    <style:style style:name="T2" style:family="text">
      <style:text-properties fo:font-size="6pt" fo:language="de" fo:country="DE" fo:font-weight="bold" style:font-size-asian="6pt" style:font-weight-asian="bold" style:font-size-complex="6pt" style:font-weight-complex="bold"/>
    </style:style>
    <style:style style:name="T3" style:family="text">
      <style:text-properties fo:font-size="20pt" fo:language="de" fo:country="DE" style:font-size-asian="20pt" style:font-size-complex="20pt"/>
    </style:style>
    <style:style style:name="T4" style:family="text">
      <style:text-properties fo:font-size="18pt" fo:language="de" fo:country="DE" style:font-size-asian="18pt" style:font-size-complex="18pt"/>
    </style:style>
    <style:style style:name="T5" style:family="text">
      <style:text-properties fo:font-size="6pt" fo:language="de" fo:country="DE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orlage_5f_Impress_5f_Präsentation" presentation:presentation-page-layout-name="AL1T0">
        <draw:frame presentation:style-name="pr1" draw:text-style-name="P1" draw:layer="layout" svg:width="18.45cm" svg:height="5.159cm" svg:x="1cm" svg:y="1.241cm" presentation:class="title" presentation:user-transformed="true">
          <draw:text-box>
            <text:p text:style-name="P1">Implementierung eines multithreaded TCP/IP Stacks für einen auf AMIDAR basierten Java Prozessor</text:p>
          </draw:text-box>
        </draw:frame>
        <draw:frame draw:style-name="gr1" draw:text-style-name="P5" draw:layer="layout" svg:width="17.299cm" svg:height="10.328cm" svg:x="7.4cm" svg:y="7.399cm">
          <draw:text-box>
            <text:list text:style-name="L2">
              <text:list-header>
                <text:p text:style-name="P2"><text:span text:style-name="T1">Bachelor Thesis</text:span></text:p>
                <text:p text:style-name="P2"><text:span text:style-name="T2"/></text:p>
                <text:p text:style-name="P2"><text:span text:style-name="T1">Robert Wiesner</text:span></text:p>
                <text:p text:style-name="P2"><text:span text:style-name="T3"/></text:p>
                <text:p text:style-name="P3"><text:span text:style-name="T4">Supervisor: </text:span><text:span text:style-name="T4"><text:tab/></text:span><text:span text:style-name="T4">Changgong Li</text:span></text:p>
                <text:p text:style-name="P4"><text:span text:style-name="T5"/></text:p>
                <text:p text:style-name="P3"><text:span text:style-name="T4">Date:</text:span><text:span text:style-name="T4"><text:tab/></text:span><text:span text:style-name="T4"><text:tab/></text:span><text:span text:style-name="T4">22.6.2017</text:span></text:p>
                <text:p text:style-name="P4"><text:span text:style-name="T4"/></text:p>
                <text:p text:style-name="P4"><text:span text:style-name="T5"/></text:p>
                <text:p text:style-name="P4"><text:span text:style-name="T4">TU Darmstadt</text:span></text:p>
                <text:p text:style-name="P4"><text:span text:style-name="T4">Fachgebiet Rechnersysteme</text:span></text:p>
                <text:p text:style-name="P4"><text:span text:style-name="T4">Prof. Dr.-Ing. Christian Hochberger</text:span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Vorlage_5f_Impress_5f_Präsentation1" presentation:presentation-page-layout-name="AL2T1">
        <draw:frame presentation:style-name="pr3" draw:layer="layout" svg:width="18.45cm" svg:height="2.545cm" svg:x="0.7cm" svg:y="1.017cm" presentation:class="title" presentation:user-transformed="true">
          <draw:text-box>
            <text:p>Überblick</text:p>
          </draw:text-box>
        </draw:frame>
        <draw:frame presentation:style-name="pr4" draw:layer="layout" svg:width="23.933cm" svg:height="13.006cm" svg:x="0.697cm" svg:y="4.457cm" presentation:class="outline">
          <draw:text-box>
            <text:list text:style-name="L2">
              <text:list-item>
                <text:p>Motivation </text:p>
              </text:list-item>
              <text:list-item>
                <text:p>Topic</text:p>
              </text:list-item>
              <text:list-item>
                <text:p>Conclusion &amp; Outlook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5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Vorlage_5f_Impress_5f_Präsentation1" presentation:presentation-page-layout-name="AL2T1">
        <draw:frame presentation:style-name="pr3" draw:layer="layout" svg:width="18.45cm" svg:height="2.545cm" svg:x="0.7cm" svg:y="0.086cm" presentation:class="title">
          <draw:text-box>
            <text:p>Motivation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7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AMIDAR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Adaptive Microinstruction Driven Architecture</text:p>
              </text:list-item>
              <text:list-item>
                <text:p>Klasse von rekonfigurierbaren Prozessoren</text:p>
              </text:list-item>
              <text:list-item>
                <text:p>Bestehen aus Function Units, verbunden durch Datenbus und Token-Bus </text:p>
              </text:list-item>
              <text:list-item>
                <text:p>Zu den FUs gehören Tokenmachine, Framestack, Heap, ALUs</text:p>
              </text:list-item>
              <text:list-item>
                <text:p>Implementierung des Fachgebiets Rechnersysteme setzt auf Java Bytecode</text:p>
                <text:p/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Vorlage_5f_Impress_5f_Präsentation1" presentation:presentation-page-layout-name="AL2T1">
        <draw:frame presentation:style-name="pr3" draw:layer="layout" svg:width="18.45cm" svg:height="2.545cm" svg:x="0.7cm" svg:y="0.086cm" presentation:class="title">
          <draw:text-box>
            <text:p>Protocol Stack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Internet Protocol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Gewährleistet Datenübetragung zwischen entfernten Netzwerk-Teilnehmern. </text:p>
              </text:list-item>
              <text:list-item>
                <text:p>Übermittelt Daten von der Transportschicht zu der Netzwerkschicht.</text:p>
              </text:list-item>
              <text:list-item>
                <text:p>Verwendet IP-Adressen um einzelne Teilnehmer zu identifizieren. </text:p>
              </text:list-item>
              <text:list-item>
                <text:p>Verbindungsloses Protokoll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Packet Defragmentation</text:p>
          </draw:text-box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Netzwerkgeräte begrenzen die Maximal Segment Größe</text:p>
              </text:list-item>
              <text:list-item>
                <text:p>Große IP-Pakete können in eine nahezu beliebige Anzahl von Fragmenten zerlegt werden. </text:p>
              </text:list-item>
              <text:list-item>
                <text:p>Fragmente eines Ursprünglichen Pakets verfügen über die gleiche Identifikationsnummer, Ziel- und Quell-Port und Protokollnummer</text:p>
              </text:list-item>
              <text:list-item>
                <text:p>Flag wird gesetzt, wenn weitere Fragmente folgen.</text:p>
              </text:list-item>
              <text:list-item>
                <text:p>13 Bit Fragment-Offset gibt Offset zum Paketbeginn in 8 Byte Blöcken an.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Vorlage_5f_Impress_5f_Präsentation1" presentation:presentation-page-layout-name="AL2T1">
        <draw:frame presentation:style-name="pr8" draw:layer="layout" svg:width="18.45cm" svg:height="2.545cm" svg:x="0.745cm" svg:y="0.119cm" presentation:class="title" presentation:placeholder="true" presentation:user-transformed="true">
          <draw:text-box/>
        </draw:frame>
        <draw:frame presentation:style-name="pr6" draw:layer="layout" svg:width="23.933cm" svg:height="13.006cm" svg:x="0.697cm" svg:y="4.457cm" presentation:class="outline">
          <draw:text-box>
            <text:list text:style-name="L2">
              <text:list-item>
                <text:p>Schema packet defragmentation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Transmission Control Protocol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TCP ist ein wichtiges Protokoll der Transportschicht</text:p>
              </text:list-item>
              <text:list-item>
                <text:p>Verbindungsorientiert</text:p>
              </text:list-item>
              <text:list-item>
                <text:p>Erzeugt eine stabile Verbindung zwischen den Anwendungsschichten der verbundenen Systeme.</text:p>
              </text:list-item>
              <text:list-item>
                <text:p>Möglichkeiten zu Fehlerbehandlung </text:p>
              </text:list-item>
              <text:list-item>
                <text:p>Flusssteuerung und Überlastkontrolle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Vorlage_5f_Impress_5f_Präsentation1" presentation:presentation-page-layout-name="AL2T1">
        <draw:frame presentation:style-name="pr3" draw:layer="layout" svg:width="18.45cm" svg:height="2.545cm" svg:x="0.721cm" svg:y="0.084cm" presentation:class="title" presentation:user-transformed="true">
          <draw:text-box>
            <text:p>Sequenz-Nummern</text:p>
          </draw:text-box>
        </draw:frame>
        <draw:frame presentation:style-name="pr6" draw:layer="layout" svg:width="23.933cm" svg:height="13.006cm" svg:x="0.697cm" svg:y="4.457cm" presentation:class="outline" presentation:user-transformed="true">
          <draw:text-box>
            <text:list text:style-name="L2">
              <text:list-item>
                <text:p>Jeden versendeten Byte wird eine Sequenznummer zugewiesen. </text:p>
              </text:list-item>
              <text:list-item>
                <text:p>Richtige Reihenfolge ankommender Pakete wird sicher gestellt. <text:s/></text:p>
              </text:list-item>
              <text:list-item>
                <text:p>Ankommende Pakete werden mit Acknowledge-Paketen bestätigt.</text:p>
              </text:list-item>
              <text:list-item>
                <text:p>Die Acknowledge-Nummer gibt die Sequenz-Nummer des nächste erwarteten Paketes an. </text:p>
              </text:list-item>
              <text:list-item>
                <text:p>Verlorene Pakete werden dadurch erkannt. </text:p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Vorlage_5f_Impress_5f_Präsentation1" presentation:presentation-page-layout-name="AL2T1">
        <draw:frame presentation:style-name="pr3" draw:layer="layout" svg:width="18.45cm" svg:height="2.545cm" svg:x="0.7cm" svg:y="0.086cm" presentation:class="title">
          <draw:text-box>
            <text:p>Zustandsautomat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Vorlage_5f_Impress_5f_Präsentation1" presentation:presentation-page-layout-name="AL2T1">
        <draw:frame presentation:style-name="pr3" draw:layer="layout" svg:width="18.45cm" svg:height="2.545cm" svg:x="0.673cm" svg:y="0.132cm" presentation:class="title" presentation:user-transformed="true">
          <draw:text-box>
            <text:p>Verbindungsaufbau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6.704cm" svg:height="12.817cm" svg:x="1.292cm" svg:y="4.314cm">
          <draw:image xlink:href="Pictures/10000201000009620000073349BF04A19806EC6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Vorlage_5f_Impress_5f_Präsentation1" presentation:presentation-page-layout-name="AL2T1">
        <draw:frame presentation:style-name="pr8" draw:layer="layout" svg:width="18.45cm" svg:height="2.545cm" svg:x="0.7cm" svg:y="0.086cm" presentation:class="title">
          <draw:text-box>
            <text:p>Verbindungsabbau</text:p>
          </draw:text-box>
        </draw:frame>
        <draw:frame presentation:style-name="pr6" draw:layer="layout" svg:width="23.933cm" svg:height="13.006cm" svg:x="0.697cm" svg:y="4.457cm" presentation:class="outline" presentation:placeholder="true" presentation:user-transformed="true">
          <draw:text-box/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Datenübertragung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517cm" svg:height="13.422cm" svg:x="0.721cm" svg:y="4.226cm">
          <draw:image xlink:href="Pictures/100002010000058E000003D23CFB3A046B12D6D2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Vorlage_5f_Impress_5f_Präsentation1" presentation:presentation-page-layout-name="AL2T1">
        <draw:frame presentation:style-name="pr8" draw:layer="layout" svg:width="18.45cm" svg:height="2.545cm" svg:x="0.7cm" svg:y="0.086cm" presentation:class="title">
          <draw:text-box>
            <text:p>Erkennung fehlender Pakete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draw:frame draw:style-name="gr3" draw:text-style-name="P8" draw:layer="layout" svg:width="19.015cm" svg:height="13.612cm" svg:x="0.62cm" svg:y="4.036cm">
          <draw:image xlink:href="Pictures/100002010000058E000003FA237DFDF4AA3D81BD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Retransmission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Vorlage_5f_Impress_5f_Präsentation1" presentation:presentation-page-layout-name="AL2T1">
        <draw:frame presentation:style-name="pr8" draw:layer="layout" svg:width="18.45cm" svg:height="2.545cm" svg:x="0.7cm" svg:y="0.089cm" presentation:class="title" presentation:user-transformed="true">
          <draw:text-box>
            <text:p>Congestion Control</text:p>
          </draw:text-box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Vorlage_5f_Impress_5f_Präsentation1" presentation:presentation-page-layout-name="AL2T1">
        <draw:frame presentation:style-name="pr3" draw:layer="layout" svg:width="18.45cm" svg:height="2.545cm" svg:x="0.7cm" svg:y="0.086cm" presentation:class="title" presentation:placeholder="true">
          <draw:text-box/>
        </draw:frame>
        <draw:frame presentation:style-name="pr6" draw:layer="layout" svg:width="23.933cm" svg:height="13.006cm" svg:x="0.697cm" svg:y="4.457cm" presentation:class="outline" presentation:placeholder="true">
          <draw:text-box/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roman" style:font-pitch="variable"/>
    <style:font-face style:name="Liberation Sans2" svg:font-family="'Liberation Sans'" style:font-adornments="Italic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Italic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Vorlage_5f_Impress_5f_Präsentation-background" style:display-name="Vorlage_Impress_Präsentation-background" style:family="presentation">
      <style:graphic-properties draw:stroke="none" draw:fill="none"/>
      <style:text-properties style:letter-kerning="true"/>
    </style:style>
    <style:style style:name="Vorlage_5f_Impress_5f_Präsentation-backgroundobjects" style:display-name="Vorlage_Impress_Prä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-notes" style:display-name="Vorlage_Impress_Präsenta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1" style:display-name="Vorlage_Impress_Präsentation-outline1" style:family="presentation">
      <style:graphic-properties draw:stroke="none" draw:fill="none" draw:auto-grow-height="false" draw:fit-to-size="shrink-to-fit">
        <text:list-style style:name="Vorlage_5f_Impress_5f_Präsentation-outline1" style:display-name="Vorlage_Impress_Prä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53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9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outline2" style:display-name="Vorlage_Impress_Präsentation-outline2" style:family="presentation" style:parent-style-name="Vorlage_5f_Impress_5f_Präsentation-outline1">
      <style:paragraph-properties fo:margin-left="0cm" fo:margin-right="0cm" fo:margin-top="0.362cm" fo:margin-bottom="0cm" fo:text-indent="0cm"/>
      <style:text-properties style:font-name="Liberation Sans3" fo:font-family="'Liberation Sans'" style:font-style-name="Italic" style:font-family-generic="swiss" style:font-pitch="variable" fo:font-size="25.3999996185303pt" style:font-size-asian="28pt" style:font-size-complex="28pt"/>
    </style:style>
    <style:style style:name="Vorlage_5f_Impress_5f_Präsentation-outline3" style:display-name="Vorlage_Impress_Präsentation-outline3" style:family="presentation" style:parent-style-name="Vorlage_5f_Impress_5f_Präsentation-outline2">
      <style:paragraph-properties fo:margin-left="0cm" fo:margin-right="0cm" fo:margin-top="0.271cm" fo:margin-bottom="0cm" fo:text-indent="0cm"/>
      <style:text-properties style:font-name="Liberation Sans3" fo:font-family="'Liberation Sans'" style:font-style-name="Italic" style:font-family-generic="swiss" style:font-pitch="variable" fo:font-size="21.7999992370605pt" style:font-size-asian="24pt" style:font-size-complex="24pt"/>
    </style:style>
    <style:style style:name="Vorlage_5f_Impress_5f_Präsentation-outline4" style:display-name="Vorlage_Impress_Präsentation-outline4" style:family="presentation" style:parent-style-name="Vorlage_5f_Impress_5f_Präsentation-outline3">
      <style:paragraph-properties fo:margin-left="0cm" fo:margin-right="0cm" fo:margin-top="0.181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5" style:display-name="Vorlage_Impress_Präsentation-outline5" style:family="presentation" style:parent-style-name="Vorlage_5f_Impress_5f_Präsentation-outline4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6" style:display-name="Vorlage_Impress_Präsentation-outline6" style:family="presentation" style:parent-style-name="Vorlage_5f_Impress_5f_Präsentation-outline5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7" style:display-name="Vorlage_Impress_Präsentation-outline7" style:family="presentation" style:parent-style-name="Vorlage_5f_Impress_5f_Präsentation-outline6">
      <style:paragraph-properties fo:margin-left="0cm" fo:margin-right="0cm" fo:margin-top="0.09cm" fo:margin-bottom="0cm" fo:text-indent="0cm"/>
      <style:text-properties style:font-name="Liberation Sans3" fo:font-family="'Liberation Sans'" style:font-style-name="Italic" style:font-family-generic="swiss" style:font-pitch="variable" fo:font-size="18.1000003814697pt" style:font-size-asian="20pt" style:font-size-complex="20pt"/>
    </style:style>
    <style:style style:name="Vorlage_5f_Impress_5f_Präsentation-outline8" style:display-name="Vorlage_Impress_Präsentation-outline8" style:family="presentation" style:parent-style-name="Vorlage_5f_Impress_5f_Präsentation-outline7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outline9" style:display-name="Vorlage_Impress_Präsentation-outline9" style:family="presentation" style:parent-style-name="Vorlage_5f_Impress_5f_Präsentation-outline8">
      <style:paragraph-properties fo:margin-left="0cm" fo:margin-right="0cm" fo:margin-top="0.09cm" fo:margin-bottom="0cm" fo:text-indent="0cm"/>
      <style:text-properties fo:font-size="18.1000003814697pt" style:font-size-asian="20pt" style:font-size-complex="20pt"/>
    </style:style>
    <style:style style:name="Vorlage_5f_Impress_5f_Präsentation-subtitle" style:display-name="Vorlage_Impress_Präsentation-subtitle" style:family="presentation">
      <style:graphic-properties draw:stroke="none" draw:fill="none" draw:textarea-vertical-align="middle">
        <text:list-style style:name="Vorlage_5f_Impress_5f_Präsentation-subtitle" style:display-name="Vorlage_Impress_Präsenta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-title" style:display-name="Vorlage_Impress_Präsentation-title" style:family="presentation">
      <style:graphic-properties draw:stroke="none" draw:fill="none" draw:textarea-vertical-align="middle">
        <text:list-style style:name="Vorlage_5f_Impress_5f_Präsentation-title" style:display-name="Vorlage_Impress_Präsenta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background" style:display-name="Vorlage_Impress_Präsentation1-background" style:family="presentation">
      <style:graphic-properties draw:stroke="none" draw:fill="none"/>
      <style:text-properties style:letter-kerning="true"/>
    </style:style>
    <style:style style:name="Vorlage_5f_Impress_5f_Präsentation1-backgroundobjects" style:display-name="Vorlage_Impress_Präsentation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orlage_5f_Impress_5f_Präsentation1-notes" style:display-name="Vorlage_Impress_Präsentation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1" style:display-name="Vorlage_Impress_Präsentation1-outline1" style:family="presentation">
      <style:graphic-properties draw:stroke="none" draw:fill="none" draw:auto-grow-height="false" draw:fit-to-size="shrink-to-fit">
        <text:list-style style:name="Vorlage_5f_Impress_5f_Präsentation1-outline1" style:display-name="Vorlage_Impress_Präsentation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outline2" style:display-name="Vorlage_Impress_Präsentation1-outline2" style:family="presentation" style:parent-style-name="Vorlage_5f_Impress_5f_Präsentation1-outline1">
      <style:paragraph-properties fo:margin-top="0.4cm" fo:margin-bottom="0cm"/>
      <style:text-properties fo:font-size="22pt" style:font-size-asian="22pt" style:font-size-complex="22pt"/>
    </style:style>
    <style:style style:name="Vorlage_5f_Impress_5f_Präsentation1-outline3" style:display-name="Vorlage_Impress_Präsentation1-outline3" style:family="presentation" style:parent-style-name="Vorlage_5f_Impress_5f_Präsentation1-outline2">
      <style:paragraph-properties fo:margin-top="0.3cm" fo:margin-bottom="0cm"/>
      <style:text-properties fo:font-size="20pt" style:font-size-asian="20pt" style:font-size-complex="20pt"/>
    </style:style>
    <style:style style:name="Vorlage_5f_Impress_5f_Präsentation1-outline4" style:display-name="Vorlage_Impress_Präsentation1-outline4" style:family="presentation" style:parent-style-name="Vorlage_5f_Impress_5f_Präsentation1-outline3">
      <style:paragraph-properties fo:margin-top="0.2cm" fo:margin-bottom="0cm"/>
      <style:text-properties fo:font-size="18pt" style:font-size-asian="18pt" style:font-size-complex="18pt"/>
    </style:style>
    <style:style style:name="Vorlage_5f_Impress_5f_Präsentation1-outline5" style:display-name="Vorlage_Impress_Präsentation1-outline5" style:family="presentation" style:parent-style-name="Vorlage_5f_Impress_5f_Präsentation1-outline4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6" style:display-name="Vorlage_Impress_Präsentation1-outline6" style:family="presentation" style:parent-style-name="Vorlage_5f_Impress_5f_Präsentation1-outline5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7" style:display-name="Vorlage_Impress_Präsentation1-outline7" style:family="presentation" style:parent-style-name="Vorlage_5f_Impress_5f_Präsentation1-outline6">
      <style:paragraph-properties fo:margin-top="0.1cm" fo:margin-bottom="0cm"/>
      <style:text-properties fo:font-size="18pt" style:font-size-asian="18pt" style:font-size-complex="18pt"/>
    </style:style>
    <style:style style:name="Vorlage_5f_Impress_5f_Präsentation1-outline8" style:display-name="Vorlage_Impress_Präsentation1-outline8" style:family="presentation" style:parent-style-name="Vorlage_5f_Impress_5f_Präsentation1-outline7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outline9" style:display-name="Vorlage_Impress_Präsentation1-outline9" style:family="presentation" style:parent-style-name="Vorlage_5f_Impress_5f_Präsentation1-outline8">
      <style:paragraph-properties fo:margin-top="0.1cm" fo:margin-bottom="0cm"/>
      <style:text-properties fo:font-size="20pt" style:font-size-asian="20pt" style:font-size-complex="20pt"/>
    </style:style>
    <style:style style:name="Vorlage_5f_Impress_5f_Präsentation1-subtitle" style:display-name="Vorlage_Impress_Präsentation1-subtitle" style:family="presentation">
      <style:graphic-properties draw:stroke="none" draw:fill="none" draw:textarea-vertical-align="middle">
        <text:list-style style:name="Vorlage_5f_Impress_5f_Präsentation1-subtitle" style:display-name="Vorlage_Impress_Präsentation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orlage_5f_Impress_5f_Präsentation1-title" style:display-name="Vorlage_Impress_Präsentation1-title" style:family="presentation">
      <style:graphic-properties draw:stroke="none" draw:fill="none" draw:textarea-vertical-align="middle">
        <text:list-style style:name="Vorlage_5f_Impress_5f_Präsentation1-title" style:display-name="Vorlage_Impress_Präsentation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Liberation Sans3" fo:font-family="'Liberation Sans'" style:font-style-name="Italic" style:font-family-generic="swiss" style:font-pitch="variable" fo:font-size="2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24pt" style:font-style-asian="normal" style:font-weight-asian="bold" style:font-name-complex="Mangal" style:font-family-complex="Mangal" style:font-family-generic-complex="system" style:font-pitch-complex="variable" style:font-size-complex="2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/>
    </style:style>
    <style:style style:name="Mgr4" style:family="graphic" style:parent-style-name="standard">
      <style:graphic-properties draw:stroke="none" svg:stroke-color="#000000" draw:fill="none" draw:fill-color="#ffffff" draw:auto-grow-height="false" draw:auto-grow-width="false" fo:max-height="0cm" fo:min-height="0cm" style:protect="position size"/>
    </style:style>
    <style:style style:name="Mgr5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svg:stroke-width="0.04cm" svg:stroke-color="#000000" draw:marker-start-width="0.32cm" draw:marker-end-width="0.32cm" draw:fill="none" draw:textarea-horizontal-align="justify" draw:textarea-vertical-align="middle" fo:padding-top="0.02cm" fo:padding-bottom="0.02cm" fo:padding-left="0.02cm" fo:padding-right="0.02cm" draw:shadow="hidden" draw:shadow-offset-x="0.2cm" draw:shadow-offset-y="0.2cm" draw:shadow-color="#808080" style:protect="position size"/>
    </style:style>
    <style:style style:name="Mpr1" style:family="presentation" style:parent-style-name="Vorlage_5f_Impress_5f_Präsentation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2" style:family="presentation" style:parent-style-name="Vorlage_5f_Impress_5f_Präsentation-backgroundobjects">
      <style:graphic-properties svg:stroke-color="#9c1c26" svg:stroke-opacity="100%" draw:fill="solid" draw:fill-color="#004586" draw:textarea-vertical-align="middle" draw:auto-grow-height="false" fo:min-height="5.8cm" fo:min-width="24cm"/>
    </style:style>
    <style:style style:name="Mpr3" style:family="presentation" style:parent-style-name="Vorlage_5f_Impress_5f_Präsentation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4" style:family="presentation" style:parent-style-name="Vorlage_5f_Impress_5f_Präsentation-title">
      <style:graphic-properties draw:auto-grow-height="false" fo:min-height="3.181cm"/>
    </style:style>
    <style:style style:name="Mpr5" style:family="presentation" style:parent-style-name="Vorlage_5f_Impress_5f_Präsent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Vorlage_5f_Impress_5f_Präsent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Vorlage_5f_Impress_5f_Präsentation1-title">
      <style:graphic-properties draw:auto-grow-height="true" fo:min-height="2.545cm"/>
    </style:style>
    <style:style style:name="Mpr8" style:family="presentation" style:parent-style-name="Vorlage_5f_Impress_5f_Präsentation1-outline1">
      <style:graphic-properties fo:min-height="11.049cm"/>
    </style:style>
    <style:style style:name="Mpr9" style:family="presentation" style:parent-style-name="Vorlage_5f_Impress_5f_Präsentation1-backgroundobjects">
      <style:graphic-properties svg:stroke-opacity="0%" draw:fill-color="#004586" draw:textarea-vertical-align="middle" draw:auto-grow-height="false" fo:min-height="0.4cm" fo:min-width="24cm" style:protect="position size"/>
    </style:style>
    <style:style style:name="Mpr10" style:family="presentation" style:parent-style-name="Vorlage_5f_Impress_5f_Präsentation1-backgroundobjects">
      <style:graphic-properties svg:stroke-width="0.04cm" svg:stroke-color="#000000" draw:marker-start-width="0.32cm" draw:marker-end-width="0.32cm" draw:fill="none" draw:textarea-vertical-align="middle" fo:padding-top="0.02cm" fo:padding-bottom="0.02cm" fo:padding-left="0.02cm" fo:padding-right="0.02cm" style:protect="position size"/>
    </style:style>
    <style:style style:name="Mpr11" style:family="presentation" style:parent-style-name="Vorlage_5f_Impress_5f_Präsentation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Vorlage_5f_Impress_5f_Präsentation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-color="#004586"/>
      <style:paragraph-properties fo:text-align="center"/>
    </style:style>
    <style:style style:name="MP6" style:family="paragraph">
      <loext:graphic-properties draw:fill="none"/>
      <style:paragraph-properties fo:text-align="center"/>
      <style:text-properties style:letter-kerning="true"/>
    </style:style>
    <style:style style:name="MP7" style:family="paragraph">
      <style:paragraph-properties style:text-autospace="none"/>
    </style:style>
    <style:style style:name="MP8" style:family="paragraph">
      <loext:graphic-properties draw:fill="none" draw:fill-color="#ffffff"/>
      <style:paragraph-properties style:text-autospace="none"/>
      <style:text-properties fo:color="#000000" style:font-name="Arial1" fo:font-size="10pt" style:letter-kerning="true"/>
    </style:style>
    <style:style style:name="MP9" style:family="paragraph">
      <loext:graphic-properties draw:fill="solid" draw:fill-color="#004586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outline="false" style:text-line-through-style="none" style:text-line-through-type="none" style:font-name="Arial1" fo:font-size="10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5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orlage_5f_Impress_5f_Präsentation" style:display-name="Vorlage_Impress_Präsentation" style:page-layout-name="PM1" draw:style-name="Mdp1">
      <draw:frame presentation:style-name="Vorlage_5f_Impress_5f_Präsentation-outline1" draw:layer="backgroundobjects" svg:width="22.859cm" svg:height="7.905cm" svg:x="1.27cm" svg:y="7.6cm" presentation:class="outline" presentation:placeholder="true">
        <draw:text-box/>
      </draw:frame>
      <draw:custom-shape presentation:style-name="Mpr1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1">21.06.17</text:date></text:span><text:span text:style-name="MT2"> <text:s/>| <text:s/>TU Darmstadt <text:s/>| <text:s/>Fachgebiet Rechnersysteme <text:s/>| NAME <text:s/>| <text:s/></text:span><text:span text:style-name="MT2"><text:page-number>15</text:page-number></text:span></text:p>
        </draw:text-box>
      </draw:frame>
      <draw:custom-shape presentation:style-name="Mpr2" draw:text-style-name="MP9" draw:layer="backgroundobjects" svg:width="24cm" svg:height="5.8cm" svg:x="0.7cm" svg:y="1.04cm">
        <text:p/>
        <draw:enhanced-geometry svg:viewBox="0 0 21600 21600" draw:mirror-horizontal="false" draw:mirror-vertical="false" draw:type="rectangle" draw:enhanced-path="M 0 0 L 21600 0 21600 21600 0 21600 0 0 Z N"/>
      </draw:custom-shape>
      <draw:line draw:style-name="Mgr3" draw:text-style-name="MP6" draw:layer="backgroundobjects" svg:x1="0.7cm" svg:y1="6.84cm" svg:x2="24.7cm" svg:y2="6.84cm">
        <text:p/>
      </draw:line>
      <draw:line presentation:style-name="Mpr3" draw:text-style-name="MP10" draw:layer="backgroundobjects" svg:x1="0.7cm" svg:y1="1.04cm" svg:x2="24.7cm" svg:y2="1.04cm">
        <text:p/>
      </draw:line>
      <draw:frame draw:style-name="Mgr5" draw:text-style-name="MP10" draw:layer="backgroundobjects" svg:width="5.2cm" svg:height="2.2cm" svg:x="19.91cm" svg:y="2.14cm">
        <draw:image xlink:href="Pictures/200000080000144F00000896ABCBC4620063E8BF.svm" xlink:type="simple" xlink:show="embed" xlink:actuate="onLoad">
          <text:p/>
        </draw:image>
      </draw:frame>
      <draw:frame presentation:style-name="Mpr4" draw:layer="backgroundobjects" svg:width="18.45cm" svg:height="5.159cm" svg:x="1cm" svg:y="1.241cm" presentation:class="title">
        <draw:text-box>
          <text:p>Format des Titeltextes durch Klicken bearbeiten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-title" draw:layer="backgroundobjects" svg:width="14.848cm" svg:height="11.136cm" svg:x="3.075cm" svg:y="2.257cm" presentation:class="page"/>
        <draw:frame presentation:style-name="Vorlage_5f_Impress_5f_Präsentatio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  <style:master-page style:name="Vorlage_5f_Impress_5f_Präsentation1" style:display-name="Vorlage_Impress_Präsentation1" style:page-layout-name="PM1" draw:style-name="Mdp1">
      <draw:frame presentation:style-name="Mpr7" draw:layer="backgroundobjects" svg:width="18.45cm" svg:height="2.545cm" svg:x="0.7cm" svg:y="0.086cm" presentation:class="title">
        <draw:text-box>
          <text:p>Format des Titeltextes durch Klicken bearbeiten</text:p>
        </draw:text-box>
      </draw:frame>
      <draw:frame presentation:style-name="Mpr8" draw:layer="backgroundobjects" svg:width="23.933cm" svg:height="13.006cm" svg:x="0.697cm" svg:y="4.457cm" presentation:class="outline">
        <draw:text-box>
          <text:list text:style-name="ML3">
            <text:list-item>
              <text:p>Klicken Sie, um die Formate des Gliederungstextes zu bearbeiten</text:p>
              <text:list>
                <text:list-item>
                  <text:p>Zweite Gliederungsebene</text:p>
                  <text:list>
                    <text:list-item>
                      <text:p>Dritte Gliederungsebene</text:p>
                      <text:list>
                        <text:list-item>
                          <text:p>Vierte Gliederungsebene</text:p>
                          <text:list>
                            <text:list-item>
                              <text:p>Fünfte Gliederungsebene</text:p>
                              <text:list>
                                <text:list-item>
                                  <text:p>Sechste Gliederungsebene</text:p>
                                  <text:list>
                                    <text:list-item>
                                      <text:p>Siebente Gliederungsebene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presentation:style-name="Mpr9" draw:text-style-name="MP5" draw:layer="backgroundobjects" svg:width="24cm" svg:height="0.4cm" svg:x="0.7cm" svg:y="0.55cm">
        <text:p/>
        <draw:enhanced-geometry svg:viewBox="0 0 21600 21600" draw:type="rectangle" draw:enhanced-path="M 0 0 L 21600 0 21600 21600 0 21600 0 0 Z N"/>
      </draw:custom-shape>
      <draw:line presentation:style-name="Mpr10" draw:text-style-name="MP10" draw:layer="backgroundobjects" svg:x1="0.7cm" svg:y1="1.04cm" svg:x2="24.7cm" svg:y2="1.04cm">
        <text:p/>
      </draw:line>
      <draw:line draw:style-name="Mgr7" draw:text-style-name="MP6" draw:layer="backgroundobjects" svg:x1="0.7cm" svg:y1="4.03cm" svg:x2="24.7cm" svg:y2="4.03cm">
        <text:p/>
      </draw:line>
      <draw:frame draw:style-name="Mgr5" draw:text-style-name="MP10" draw:layer="backgroundobjects" svg:width="5.2cm" svg:height="2.2cm" svg:x="19.91cm" svg:y="1.42cm">
        <draw:image xlink:href="Pictures/200000080000144F00000896ABCBC4620063E8BF.svm" xlink:type="simple" xlink:show="embed" xlink:actuate="onLoad">
          <text:p/>
        </draw:image>
      </draw:frame>
      <draw:line draw:style-name="Mgr3" draw:text-style-name="MP6" draw:layer="backgroundobjects" svg:x1="0.7cm" svg:y1="17.66cm" svg:x2="24.7cm" svg:y2="17.66cm">
        <text:p/>
      </draw:line>
      <draw:frame draw:style-name="Mgr4" draw:text-style-name="MP8" draw:layer="backgroundobjects" svg:width="20.288cm" svg:height="0.64cm" svg:x="0.71cm" svg:y="18.03cm">
        <draw:text-box>
          <text:p text:style-name="MP7"><text:span text:style-name="MT2"><text:date style:data-style-name="D1" text:date-value="2017-06-21">21.06.17</text:date></text:span><text:span text:style-name="MT2"> <text:s/>| <text:s/>TU Darmstadt <text:s/>| <text:s/>Fachgebiet Rechnersysteme <text:s/>| NAME <text:s/>| <text:s/></text:span><text:span text:style-name="MT2"><text:page-number>15</text:page-number></text:span></text:p>
        </draw:text-box>
      </draw:frame>
      <draw:frame draw:style-name="Mgr6" draw:text-style-name="MP11" draw:layer="backgroundobjects" svg:width="1.8cm" svg:height="1.218cm" svg:x="22.947cm" svg:y="17.773cm">
        <draw:image xlink:href="Pictures/100000000000014A000000ECF0519D03C0F70D2C.jpg" xlink:type="simple" xlink:show="embed" xlink:actuate="onLoad">
          <text:p/>
        </draw:image>
      </draw:frame>
      <presentation:notes style:page-layout-name="PM0">
        <draw:page-thumbnail presentation:style-name="Vorlage_5f_Impress_5f_Präsentation1-title" draw:layer="backgroundobjects" svg:width="0.001cm" svg:height="0.001cm" svg:x="0cm" svg:y="2.257cm" presentation:class="page"/>
        <draw:frame presentation:style-name="Vorlage_5f_Impress_5f_Präsentation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5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04T09:32:27.932059568</meta:creation-date>
    <meta:editing-duration>PT21H57S</meta:editing-duration>
    <meta:editing-cycles>20</meta:editing-cycles>
    <meta:generator>LibreOffice/5.1.6.2$Windows_x86 LibreOffice_project/07ac168c60a517dba0f0d7bc7540f5afa45f0909</meta:generator>
    <dc:date>2017-06-21T22:23:48.107000000</dc:date>
    <meta:document-statistic meta:object-count="116"/>
  </office:meta>
</office:document-meta>
</file>